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10.922cm" svg:height="1.397cm" svg:x="4.937cm" svg:y="1.127cm">
          <text:p text:style-name="P1">Sekvenssikaavio: Laivojen asettel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2.016cm" svg:y="3.794cm">
          <text:p text:style-name="P1">Käyttäjä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1.27cm" svg:x="7.604cm" svg:y="4.175cm">
          <text:p text:style-name="P1">:Laivojenlaittaj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032cm" svg:y1="5.699cm" svg:x2="3.032cm" svg:y2="17.383cm">
          <text:p/>
        </draw:line>
        <draw:line draw:style-name="gr2" draw:text-style-name="P1" draw:layer="layout" svg:x1="10.144cm" svg:y1="5.445cm" svg:x2="10.144cm" svg:y2="18.272cm">
          <text:p/>
        </draw:line>
        <draw:line draw:style-name="gr3" draw:text-style-name="P1" draw:layer="layout" svg:x1="9.89cm" svg:y1="7.858cm" svg:x2="3.413cm" svg:y2="7.858cm">
          <text:p/>
        </draw:line>
        <draw:frame draw:style-name="gr4" draw:layer="layout" svg:width="5.396cm" svg:height="0.962cm" svg:x="4.81cm" svg:y="6.969cm">
          <draw:text-box>
            <text:p>Kerro laivan koko</text:p>
          </draw:text-box>
        </draw:frame>
        <draw:line draw:style-name="gr3" draw:text-style-name="P1" draw:layer="layout" svg:x1="10.017cm" svg:y1="9.001cm" svg:x2="3.413cm" svg:y2="9.001cm">
          <text:p/>
        </draw:line>
        <draw:frame draw:style-name="gr4" draw:layer="layout" svg:width="5.857cm" svg:height="0.962cm" svg:x="4.81cm" svg:y="8.112cm">
          <draw:text-box>
            <text:p>Kysy x-koordinaatti</text:p>
          </draw:text-box>
        </draw:frame>
        <draw:line draw:style-name="gr3" draw:text-style-name="P1" draw:layer="layout" svg:x1="3.032cm" svg:y1="10.271cm" svg:x2="9.636cm" svg:y2="10.271cm">
          <text:p/>
        </draw:line>
        <draw:frame draw:style-name="gr4" draw:layer="layout" svg:width="3.317cm" svg:height="0.962cm" svg:x="4.048cm" svg:y="10.017cm">
          <draw:text-box>
            <text:p>Anna luku</text:p>
          </draw:text-box>
        </draw:frame>
        <draw:line draw:style-name="gr3" draw:text-style-name="P1" draw:layer="layout" svg:x1="10.017cm" svg:y1="11.922cm" svg:x2="3.413cm" svg:y2="11.922cm">
          <text:p/>
        </draw:line>
        <draw:frame draw:style-name="gr4" draw:layer="layout" svg:width="5.857cm" svg:height="0.962cm" svg:x="4.683cm" svg:y="11.668cm">
          <draw:text-box>
            <text:p>Kysy y-koordinaatti</text:p>
          </draw:text-box>
        </draw:frame>
        <draw:custom-shape draw:style-name="gr1" draw:text-style-name="P1" draw:layer="layout" svg:width="4.953cm" svg:height="1.27cm" svg:x="14.716cm" svg:y="4.302cm">
          <text:p text:style-name="P1">Lukij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56cm" svg:y1="5.699cm" svg:x2="17.256cm" svg:y2="18.907cm">
          <text:p/>
        </draw:line>
        <draw:line draw:style-name="gr2" draw:text-style-name="P1" draw:layer="layout" svg:x1="10.144cm" svg:y1="9.001cm" svg:x2="17.383cm" svg:y2="9.001cm">
          <text:p/>
        </draw:line>
        <draw:line draw:style-name="gr2" draw:text-style-name="P1" draw:layer="layout" svg:x1="10.017cm" svg:y1="11.922cm" svg:x2="17.002cm" svg:y2="11.922cm">
          <text:p/>
        </draw:line>
        <draw:line draw:style-name="gr3" draw:text-style-name="P1" draw:layer="layout" svg:x1="3.286cm" svg:y1="13.319cm" svg:x2="9.89cm" svg:y2="13.319cm">
          <text:p/>
        </draw:line>
        <draw:frame draw:style-name="gr4" draw:layer="layout" svg:width="3.317cm" svg:height="0.962cm" svg:x="4.048cm" svg:y="13.065cm">
          <draw:text-box>
            <text:p>Anna luku</text:p>
          </draw:text-box>
        </draw:frame>
        <draw:line draw:style-name="gr3" draw:text-style-name="P1" draw:layer="layout" svg:x1="17.002cm" svg:y1="14.462cm" svg:x2="3.413cm" svg:y2="14.462cm">
          <text:p/>
        </draw:line>
        <draw:frame draw:style-name="gr4" draw:layer="layout" svg:width="4.981cm" svg:height="0.962cm" svg:x="9.636cm" svg:y="14.335cm">
          <draw:text-box>
            <text:p>Kysy suunta v/p</text:p>
          </draw:text-box>
        </draw:frame>
        <draw:line draw:style-name="gr3" draw:text-style-name="P1" draw:layer="layout" svg:x1="3.286cm" svg:y1="15.986cm" svg:x2="9.763cm" svg:y2="15.986cm">
          <text:p/>
        </draw:line>
        <draw:frame draw:style-name="gr4" draw:layer="layout" svg:width="4.058cm" svg:height="0.962cm" svg:x="4.175cm" svg:y="15.224cm">
          <draw:text-box>
            <text:p>Anna suunta</text:p>
          </draw:text-box>
        </draw:frame>
        <draw:line draw:style-name="gr2" draw:text-style-name="P1" draw:layer="layout" svg:x1="1.254cm" svg:y1="18.399cm" svg:x2="19.923cm" svg:y2="18.399cm">
          <text:p/>
        </draw:line>
        <draw:line draw:style-name="gr2" draw:text-style-name="P1" draw:layer="layout" svg:x1="1.254cm" svg:y1="6.08cm" svg:x2="1.254cm" svg:y2="18.399cm">
          <text:p/>
        </draw:line>
        <draw:line draw:style-name="gr2" draw:text-style-name="P1" draw:layer="layout" svg:x1="19.542cm" svg:y1="6.08cm" svg:x2="1.254cm" svg:y2="6.08cm">
          <text:p/>
        </draw:line>
        <draw:line draw:style-name="gr2" draw:text-style-name="P1" draw:layer="layout" svg:x1="19.796cm" svg:y1="18.399cm" svg:x2="19.669cm" svg:y2="6.08cm">
          <text:p/>
        </draw:line>
        <draw:custom-shape draw:style-name="gr1" draw:text-style-name="P1" draw:layer="layout" svg:width="2.286cm" svg:height="1.016cm" svg:x="0.746cm" svg:y="5.826cm">
          <text:p text:style-name="P1">Loop</text:p>
          <draw:enhanced-geometry svg:viewBox="0 0 21600 21600" draw:type="rectangle" draw:enhanced-path="M 0 0 L 21600 0 21600 21600 0 21600 0 0 Z N"/>
        </draw:custom-shape>
        <draw:frame draw:style-name="gr4" draw:layer="layout" svg:width="7.576cm" svg:height="0.962cm" svg:x="3.159cm" svg:y="5.953cm">
          <draw:text-box>
            <text:p>Laiva laiva : Laivaluettel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9:55:28.327000000</meta:creation-date>
    <dc:date>2015-04-17T20:12:57.393000000</dc:date>
    <meta:editing-duration>PT2M8S</meta:editing-duration>
    <meta:editing-cycles>2</meta:editing-cycles>
    <meta:generator>LibreOffice/4.2.8.2$Windows_x86 LibreOffice_project/48d50dbfc06349262c9d50868e5c1f630a573ebd</meta:generator>
    <meta:document-statistic meta:object-count="29"/>
  </office:meta>
</office:document-meta>
</file>